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fo:font-weight="normal" style:font-weight-asian="normal" style:font-weight-complex="normal"/>
    </style:style>
    <style:style style:name="P2" style:family="paragraph" style:parent-style-name="Standard" style:list-style-name="L2">
      <style:text-properties fo:language="ru" fo:country="RU" fo:font-weight="normal" style:font-weight-asian="normal" style:font-weight-complex="normal"/>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paragraph-properties fo:text-align="center"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list-style-name="L1">
      <style:text-properties fo:language="en" fo:country="US" fo:font-weight="normal" style:font-weight-asian="normal" style:font-weight-complex="normal"/>
    </style:style>
    <style:style style:name="P7" style:family="paragraph" style:parent-style-name="Standard" style:list-style-name="L2">
      <style:text-properties fo:language="en" fo:country="US" fo:font-weight="normal" style:font-weight-asian="normal" style:font-weight-complex="normal"/>
    </style:style>
    <style:style style:name="P8" style:family="paragraph" style:parent-style-name="Standard">
      <style:paragraph-properties fo:text-align="start" style:justify-single-word="false"/>
      <style:text-properties fo:language="en" fo:country="US" fo:font-weight="normal" style:font-weight-asian="normal" style:font-weight-complex="normal"/>
    </style:style>
    <style:style style:name="T1" style:family="text">
      <style:text-properties fo:language="ru" fo:country="RU"/>
    </style:style>
    <style:style style:name="T2" style:family="text">
      <style:text-properties fo:language="ru" fo:country="RU"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known words:</text:p>
      <text:list xml:id="list2294053490003283321" text:style-name="L1">
        <text:list-item>
          <text:list>
            <text:list-item>
              <text:list>
                <text:list-item>
                  <text:p text:style-name="P6"><text:span text:style-name="T3">convey</text:span> – to express a thought, feeling, or idea so that it is understood by other people – <text:span text:style-name="T2">выражать, передавать</text:span><text:span text:style-name="T1"> — </text:span><text:span text:style-name="T4">His poetry conveys a great sense of religious devotion</text:span></text:p>
                </text:list-item>
                <text:list-item>
                  <text:p text:style-name="P6"><text:span text:style-name="T3">fluency</text:span> – the ability to speak or write a language easily and quickly – <text:span text:style-name="T1">беглость, </text:span><text:span text:style-name="T2">плавность</text:span><text:span text:style-name="T1"> — </text:span><text:span text:style-name="T4">One of the requirements of the job is fluency in two African languages</text:span></text:p>
                </text:list-item>
                <text:list-item>
                  <text:p text:style-name="P6"><text:span text:style-name="T3">grasp</text:span> – to quickly take something in your hands and hold it firmly – <text:span text:style-name="T1">улавливать –</text:span> <text:span text:style-name="T4">Rosie suddenly grasped my hand</text:span></text:p>
                </text:list-item>
                <text:list-item>
                  <text:p text:style-name="P6"><text:span text:style-name="T3">peer</text:span> – a person who is the same age or has the same social position or the same abilities as other people in a group – <text:span text:style-name="T2">сверстник</text:span><text:span text:style-name="T1"> — </text:span><text:span text:style-name="T4">We wasn't a great scholar, but as a teacher he had few peers</text:span></text:p>
                </text:list-item>
                <text:list-item>
                  <text:p text:style-name="P6"><text:span text:style-name="T3">wealth</text:span> – a large amount of money or valuable possessions that someone has – <text:span text:style-name="T2">богатство</text:span><text:span text:style-name="T1"> — </text:span><text:span text:style-name="T4">During a successful business career, she accumulated a great amount of wealth</text:span></text:p>
                </text:list-item>
                <text:list-item>
                  <text:p text:style-name="P6">tertiary education – education at college or university level – <text:span text:style-name="T2">высшее</text:span><text:span text:style-name="T1"> </text:span><text:span text:style-name="T2">образование</text:span><text:span text:style-name="T1"> — </text:span><text:span text:style-name="T4">More than 60% of American high school graduates start some form of tertiary education</text:span></text:p>
                </text:list-item>
                <text:list-item>
                  <text:p text:style-name="P6"><text:span text:style-name="T3">ICT</text:span> – information and communication technology: the use of computers and other electronic equipment and systems to collect, store, use and send data electronically – <text:span text:style-name="T2">ИКТ</text:span><text:span text:style-name="T1"> — </text:span><text:span text:style-name="T4">ICT can improve transparency and accountability in government and private sector operations</text:span></text:p>
                </text:list-item>
                <text:list-item>
                  <text:p text:style-name="P6"><text:span text:style-name="T3">demand</text:span> – a need for goods or services that customers want to buy or use – <text:span text:style-name="T2">спрос</text:span><text:span text:style-name="T1"> — </text:span><text:span text:style-name="T4">Strong customer demand is helping all four operators grow quickly</text:span></text:p>
                </text:list-item>
                <text:list-item>
                  <text:p text:style-name="P6"><text:span text:style-name="T3">be</text:span> <text:span text:style-name="T3">conscious</text:span> <text:span text:style-name="T3">of</text:span> <text:s/>- to notice that a particular thing or person exists or is present – <text:span text:style-name="T2">осознавать</text:span><text:span text:style-name="T1"> — </text:span><text:span text:style-name="T4">My tooth doesn't exactly hurt, but I'm conscious of it all the time</text:span></text:p>
                </text:list-item>
                <text:list-item>
                  <text:p text:style-name="P6"><text:span text:style-name="T3">versatile</text:span> – able to change easily from one activity to another or able to be used for many different purposes – <text:span text:style-name="T2">разносторонний</text:span><text:span text:style-name="T1"> — </text:span><text:span text:style-name="T4">He's a very versatile young actor who's as happy in highbrow dramas as he is in TV comedies</text:span></text:p>
                </text:list-item>
                <text:list-item>
                  <text:p text:style-name="P6"><text:span text:style-name="T3">admission</text:span> – the act of agreeing that something is true, especially unwillingly – <text:span text:style-name="T2">допуск</text:span><text:span text:style-name="T1"> — </text:span><text:span text:style-name="T4">Her silence was taken as an admission of guilt</text:span></text:p>
                </text:list-item>
                <text:list-item>
                  <text:p text:style-name="P6"><text:span text:style-name="T3">predominantly</text:span> – mostly or mainly – <text:span text:style-name="T2">преимущественно</text:span><text:span text:style-name="T1"> — </text:span>S<text:span text:style-name="T4">he is predominantly a dancer, but she also sings</text:span></text:p>
                </text:list-item>
              </text:list>
            </text:list-item>
          </text:list>
        </text:list-item>
      </text:list>
      <text:p text:style-name="P5"/>
      <text:p text:style-name="P3">Questions:</text:p>
      <text:list xml:id="list5017534623958265251" text:style-name="L2">
        <text:list-item>
          <text:list>
            <text:list-item>
              <text:list>
                <text:list-item>
                  <text:p text:style-name="P7">In which countries is the problem of learning English more important - in developed or developing countries?</text:p>
                </text:list-item>
                <text:list-item>
                  <text:p text:style-name="P7">Which country does the author cite as an example when talking about the importance of learning English?</text:p>
                </text:list-item>
                <text:list-item>
                  <text:p text:style-name="P7">Which language is usually learned as a second language?</text:p>
                </text:list-item>
                <text:list-item>
                  <text:p text:style-name="P7">What kind of education did English give access to?</text:p>
                </text:list-item>
                <text:list-item>
                  <text:p text:style-name="P7">In what language are movies, books, and music often produced?</text:p>
                </text:list-item>
                <text:list-item>
                  <text:p text:style-name="P7">What percentage of sites on the Internet display in English?</text:p>
                </text:list-item>
                <text:list-item>
                  <text:p text:style-name="P7">Why do engineers, programmers, and other people who work with documentation need to know English?</text:p>
                </text:list-item>
                <text:list-item>
                  <text:p text:style-name="P7">How exactly can English make you “smarter”?</text:p>
                </text:list-item>
                <text:list-item>
                  <text:p text:style-name="P7">What is English for international business, technology, research and aviation?</text:p>
                </text:list-item>
                <text:list-item>
                  <text:p text:style-name="P2">What test do people from non-English speaking countries have to pass in order to start working for an international company?</text:p>
                </text:list-item>
              </text:list>
            </text:list-item>
          </text:list>
        </text:list-item>
      </text:list>
      <text:p text:style-name="P1"/>
      <text:p text:style-name="P1"/>
      <text:p text:style-name="P4"><text:soft-page-break/>Summary</text:p>
      <text:p text:style-name="P4"/>
      <text:p text:style-name="P8"><text:tab/>The article is titled “The necessity of English for engineering students” and it was written by Marga Masaji on 30 September 2021. The author raises the problem of learning English and believes that English is necessary to know any self-respecting person. The article can be divided into three main logical parts: the situation of English learning in developing countries, the reasons why English is important and necessity of English for engineering students.</text:p>
      <text:p text:style-name="P8"/>
      <text:p text:style-name="P8"><text:tab/>The author begins his article with a discussion of the situation of learning English in developing countries. To begin with, he argues that very few people in developing countries, such as Indonesia, know English well. Then he gives reasons, the most important of which is the fact that English in educational institutions is taught by people who are not native speakers or know the language very superficially. Finally, he argues that learning English in developing countries is necessary because a country's wealth depends directly on highly qualified people, of whom there are very few. In this way the author lets us know that the situation in developing countries is much worse than in developed countries.</text:p>
      <text:p text:style-name="P8"/>
      <text:p text:style-name="P8"><text:tab/>The author then gives reasons for the necessity of learning a language for the average person. To begin with, he gives statistics showing that the probability of meeting a person who speaks English is very high, so knowledge of English opens the way to the world and gives access, for example, to higher education in any country. Further, according to the author, many books, movies, and music are now produced in English, so knowledge of the language will enable you to enjoy entertainment without translation or subtitles. In addition to entertainment, anyone who works with documents needs to know English, because it is often the language in which they are written. Finally, the author claims that English can make you smarter, and refers to one study that shows all the changes in memory and cognitive abilities in people who know English. Thus, the author shows us that English is important for anyone.</text:p>
      <text:p text:style-name="P8"/>
      <text:p text:style-name="P8"><text:tab/>But most important is English for engineering students, as the author writes in the third and final part of the article. He argues that English is a bridge for people working in engineering or IT. Further, in favor of learning English, he cites the fact that many of the theorems that students will go through during their studies were originally written in English. Finally, the author says that when applying to a foreign institution or a job at an international company, it is required to pass a test that determines the level of English proficiency. Thus, the author proves that English is extremely important for engineering students.</text:p>
      <text:p text:style-name="P8"/>
      <text:p text:style-name="P8"><text:tab/>The author concludes by arguing that the key to success in the era of liberalization, privatization, and globalization is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21T21:53:12.52</meta:creation-date>
    <meta:document-statistic meta:table-count="0" meta:image-count="0" meta:object-count="0" meta:page-count="2" meta:paragraph-count="30" meta:word-count="974" meta:character-count="5716"/>
    <dc:date>2021-10-21T22:56:11.08</dc:date>
    <meta:editing-duration>PT4M39S</meta:editing-duration>
    <meta:editing-cycles>1</meta:editing-cycles>
    <meta:generator>OpenOffice/4.1.11$Win32 OpenOffice.org_project/4111m1$Build-9808</meta:generator>
  </office:meta>
</office:document-meta>
</file>